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18" style:family="table">
      <style:table-properties style:width="15.773cm" fo:margin-left="0.63cm" fo:margin-right="0.249cm" table:align="margins" style:writing-mode="lr-tb"/>
    </style:style>
    <style:style style:name="Tabla18.A" style:family="table-column">
      <style:table-column-properties style:column-width="15.773cm" style:rel-column-width="65535*"/>
    </style:style>
    <style:style style:name="Tabla18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Table_20_Contents">
      <style:text-properties style:font-name="Monaco"/>
    </style:style>
    <style:style style:name="P7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break-before="pag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 style:master-page-name="Standard">
      <style:paragraph-properties fo:margin-left="0.506cm" fo:margin-right="0cm" fo:margin-top="0.42cm" fo:margin-bottom="0.61cm" style:contextual-spacing="false" fo:text-align="justify" style:justify-single-word="false" fo:orphans="2" fo:widows="2" fo:text-indent="0cm" style:auto-text-indent="false" style:page-number="auto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3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5" style:family="paragraph" style:parent-style-name="Table_20_Contents">
      <style:text-properties fo:color="#c9211e" loext:opacity="100%" style:font-name="Monaco"/>
    </style:style>
    <style:style style:name="P16" style:family="paragraph" style:parent-style-name="Table_20_Contents">
      <style:text-properties fo:color="#c9211e" loext:opacity="100%" style:font-name="Monaco" officeooo:paragraph-rsid="0010784d"/>
    </style:style>
    <style:style style:name="P17" style:family="paragraph" style:parent-style-name="Table_20_Contents">
      <style:text-properties fo:color="#c9211e" loext:opacity="100%" style:font-name="Monaco" officeooo:paragraph-rsid="0011c05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c05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area 1: Bucles en PL/SQL</text:p>
      <text:list text:style-name="L1">
        <text:list-item>
          <text:p text:style-name="P13">Crear un bloque PL/SQL anónimo que muestre por pantalla las tablas de multiplicar del 1 al 10, con los tres tipos de bucles, LOOP, WHILE y FOR. Se debe mostrar con un mensaje la tabla que se está calculando:</text:p>
          <text:p text:style-name="P14">****************************</text:p>
          <text:p text:style-name="P14">* <text:s text:c="4"/>TABLA DEL 1 <text:s text:c="28"/>*</text:p>
          <text:p text:style-name="P14">****************************</text:p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5">SET SERVEROUTPUT ON;</text:p>
            <text:p text:style-name="P15"/>
            <text:p text:style-name="P15">DECLARE</text:p>
            <text:p text:style-name="P15"><text:s text:c="4"/>v_number NUMBER := 1;</text:p>
            <text:p text:style-name="P15"><text:s text:c="4"/>v_i NUMBER;</text:p>
            <text:p text:style-name="P15">BEGIN</text:p>
            <text:p text:style-name="P15"><text:s text:c="4"/>dbms_output.put_line('****************************');</text:p>
            <text:p text:style-name="P15"><text:s text:c="4"/>dbms_output.put_line('* <text:s text:c="4"/>TABLA DEL 1 <text:span text:style-name="T2">FOR</text:span> <text:s text:c="5"/>*');</text:p>
            <text:p text:style-name="P15"><text:s text:c="4"/>dbms_output.put_line('****************************');</text:p>
            <text:p text:style-name="P15"/>
            <text:p text:style-name="P15"><text:s text:c="4"/>FOR i IN 1..10 LOOP</text:p>
            <text:p text:style-name="P15"><text:s text:c="8"/>dbms_output.put_line(v_number || ' x ' || i || '= ' || (v_number * i));</text:p>
            <text:p text:style-name="P15"><text:s text:c="4"/>END LOOP;</text:p>
            <text:p text:style-name="P15"><text:s text:c="4"/>dbms_output.put_line('****************************');</text:p>
            <text:p text:style-name="P15"><text:s text:c="4"/>dbms_output.put_line('* <text:s text:c="3"/>TABLA DEL 1 <text:span text:style-name="T2">WHILE</text:span> <text:s text:c="4"/>*');</text:p>
            <text:p text:style-name="P15"><text:s text:c="4"/>dbms_output.put_line('****************************');</text:p>
            <text:p text:style-name="P15"><text:s text:c="4"/></text:p>
            <text:p text:style-name="P15"><text:s text:c="4"/>v_i := 0;</text:p>
            <text:p text:style-name="P15"><text:s text:c="4"/>WHILE (v_i &lt; 11) LOOP</text:p>
            <text:p text:style-name="P15"><text:s text:c="8"/>dbms_output.put_line(v_number || ' x ' || v_i || '= ' || (v_number * v_i));</text:p>
            <text:p text:style-name="P15"><text:s text:c="8"/>v_i := v_i + 1;</text:p>
            <text:p text:style-name="P15"><text:s text:c="4"/>END LOOP;</text:p>
            <text:p text:style-name="P15"><text:s text:c="4"/></text:p>
            <text:p text:style-name="P15"><text:s text:c="4"/>dbms_output.put_line('****************************');</text:p>
            <text:p text:style-name="P17"><text:s text:c="4"/>dbms_output.put_line('* <text:s text:c="4"/>TABLA DEL <text:span text:style-name="T2">1 LOOP</text:span> <text:s text:c="4"/>*');</text:p>
            <text:p text:style-name="P15"><text:s text:c="4"/>dbms_output.put_line('****************************');</text:p>
            <text:p text:style-name="P15"><text:s text:c="4"/></text:p>
            <text:p text:style-name="P15"><text:s text:c="4"/>v_i := 0;</text:p>
            <text:p text:style-name="P15"><text:s text:c="4"/>LOOP</text:p>
            <text:p text:style-name="P15"><text:s text:c="8"/>dbms_output.put_line(v_number || ' x ' || v_i || '= ' || (v_number * v_i));</text:p>
            <text:p text:style-name="P15"><text:s text:c="8"/>v_i := v_i + 1;</text:p>
            <text:p text:style-name="P15"><text:s text:c="8"/>EXIT WHEN v_i = 10;</text:p>
            <text:p text:style-name="P15"><text:s text:c="4"/>END LOOP;</text:p>
            <text:p text:style-name="P15">END;</text:p>
            <text:p text:style-name="P15">/</text:p>
          </table:table-cell>
        </table:table-row>
      </table:table>
      <text:p text:style-name="P7"/>
      <text:p text:style-name="P9"/>
      <text:list text:continue-numbering="true" text:style-name="L1">
        <text:list-item>
          <text:p text:style-name="P14"><text:soft-page-break/>En un bloque PL/SQL anónimo crear una variable llamada <text:span text:style-name="T1">v_Texto</text:span> del tipo VARCHAR(100). Leer desde teclado un texto y mediante un bucle WHILE escribe el texto al revés.</text:p>
        </text:list-item>
      </text:list>
      <text:p text:style-name="P11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5">SET SERVEROUTPUT ON;</text:p>
            <text:p text:style-name="P15"/>
            <text:p text:style-name="P15">ACCEPT v_mensaje CHAR PROMPT 'Meteme un texto bueno: ';</text:p>
            <text:p text:style-name="P15"/>
            <text:p text:style-name="P15">DECLARE</text:p>
            <text:p text:style-name="P15"><text:s text:c="4"/>v_text VARCHAR(100) := '&amp;v_mensaje';</text:p>
            <text:p text:style-name="P15"><text:s text:c="4"/>v_iterador NUMBER := LENGTH(v_text);</text:p>
            <text:p text:style-name="P15"><text:s text:c="4"/>v_invertedText VARCHAR(100);</text:p>
            <text:p text:style-name="P15">BEGIN</text:p>
            <text:p text:style-name="P15"><text:s text:c="4"/></text:p>
            <text:p text:style-name="P15"><text:s text:c="4"/>WHILE v_iterador &gt; 0 LOOP</text:p>
            <text:p text:style-name="P15"><text:s text:c="8"/>v_invertedText := v_invertedText ||SUBSTR(v_text, v_iterador, 1);</text:p>
            <text:p text:style-name="P15"><text:s text:c="8"/>v_iterador := v_iterador - 1;</text:p>
            <text:p text:style-name="P15"><text:s text:c="4"/>END LOOP;</text:p>
            <text:p text:style-name="P15"><text:s text:c="4"/>dbms_output.put_line('El texto invertido es: ' || v_invertedText);</text:p>
            <text:p text:style-name="P15">END;</text:p>
            <text:p text:style-name="P15">/</text:p>
          </table:table-cell>
        </table:table-row>
      </table:table>
      <text:p text:style-name="P7"/>
      <text:p text:style-name="P7"/>
      <text:p text:style-name="P10"/>
      <text:list text:continue-numbering="true" text:style-name="L1">
        <text:list-item>
          <text:p text:style-name="P14">Crear un bloque PL/SQL anónimo que lea por teclado un texto de máximo 10 caracteres, usando un bucle FOR pintar en pantalla un asterisco por cada una de las letras de la palabra.</text:p>
        </text:list-item>
      </text:list>
      <text:p text:style-name="P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5">SET SERVEROUTPUT ON;</text:p>
            <text:p text:style-name="P15"/>
            <text:p text:style-name="P16">ACCEPT v_mensaje CHAR PROMPT 'Meteme un texto bueno: ';</text:p>
            <text:p text:style-name="P15"/>
            <text:p text:style-name="P15">DECLARE</text:p>
            <text:p text:style-name="P15"/>
            <text:p text:style-name="P15"><text:s text:c="4"/>v_text VARCHAR(10) := '&amp;v_mensaje';</text:p>
            <text:p text:style-name="P15"><text:s text:c="4"/>v_asterisk VARCHAR(10) := '';</text:p>
            <text:p text:style-name="P15">BEGIN</text:p>
            <text:p text:style-name="P15"/>
            <text:p text:style-name="P15"><text:s text:c="8"/>FOR i IN 1..LENGTH(v_text) LOOP</text:p>
            <text:p text:style-name="P15"><text:s text:c="12"/>v_asterisk := v_asterisk || '*';</text:p>
            <text:p text:style-name="P15"><text:s text:c="8"/>END LOOP;</text:p>
            <text:p text:style-name="P15"><text:s text:c="8"/>dbms_output.put_line(v_asterisk);</text:p>
            <text:p text:style-name="P15">END;</text:p>
            <text:p text:style-name="P15">/</text:p>
          </table:table-cell>
        </table:table-row>
      </table:table>
      <text:p text:style-name="P7"/>
      <text:p text:style-name="P11"/>
      <text:list text:continue-numbering="true" text:style-name="L1">
        <text:list-item>
          <text:p text:style-name="P14">Diseñar un bloque PL/SQL anónimo que muestre los múltiplos de 4 entre dos valores obtenidos por teclado (inicio … final). Usar el bucle que consideres.</text:p>
        </text:list-item>
      </text:list>
      <text:p text:style-name="P8"/>
      <table:table table:name="Tabla1" table:style-name="Tabla1">
        <table:table-column table:style-name="Tabla1.A"/>
        <table:table-row>
          <table:table-cell table:style-name="Tabla1.A1" office:value-type="string">
            <text:p text:style-name="P15">SET SERVEROUTPUT ON;</text:p>
            <text:p text:style-name="P15"/>
            <text:p text:style-name="P15">ACCEPT v_initialMsg CHAR PROMPT 'Introduzca un valor inicial';</text:p>
            <text:p text:style-name="P15">ACCEPT v_finalMsg CHAR PROMPT 'Introduzca un valor final';</text:p>
            <text:p text:style-name="P15"/>
            <text:p text:style-name="P15"/>
            <text:p text:style-name="P15">DECLARE</text:p>
            <text:p text:style-name="P15"><text:s text:c="4"/>v_initialValue NUMBER := '&amp;v_initialMsg';</text:p>
            <text:p text:style-name="P15"><text:s text:c="4"/>v_finalValue NUMBER := '&amp;v_finalMsg';</text:p>
            <text:p text:style-name="P15">BEGIN</text:p>
            <text:p text:style-name="P15"><text:s text:c="4"/>dbms_output.put_line('Los multiplos de 4 desde ' || v_initialValue || ' hasta ' || v_finalValue || ' son: ');</text:p>
            <text:p text:style-name="P15"><text:s text:c="4"/>FOR i IN v_initialValue..v_finalValue LOOP</text:p>
            <text:p text:style-name="P15"><text:s text:c="8"/>dbms_output.put_line(i*4);</text:p>
            <text:p text:style-name="P15"><text:s text:c="4"/>END LOOP;</text:p>
            <text:p text:style-name="P15">END;</text:p>
            <text:p text:style-name="P15">/</text:p>
          </table:table-cell>
        </table:table-row>
      </table:table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1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5cm" style:rel-column-width="8072*"/>
    </style:style>
    <style:style style:name="Tabla3.B" style:family="table-column">
      <style:table-column-properties style:column-width="10.43cm" style:rel-column-width="41075*"/>
    </style:style>
    <style:style style:name="Tabla3.C" style:family="table-column">
      <style:table-column-properties style:column-width="1.93cm" style:rel-column-width="7599*"/>
    </style:style>
    <style:style style:name="Tabla3.D" style:family="table-column">
      <style:table-column-properties style:column-width="2.231cm" style:rel-column-width="8789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D2" style:family="table-cell" style:data-style-name="N0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B3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1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4" office:value-type="string">
              <text:p text:style-name="MP1"><draw:frame draw:style-name="Mfr1" draw:name="gráficos1" text:anchor-type="paragraph" svg:x="0.023cm" svg:y="0.325cm" svg:width="1.85cm" svg:height="1.799cm" draw:z-index="5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table:number-rows-spanned="2" office:value-type="string">
              <text:p text:style-name="MP2">Bases de datos<text:line-break/>Tema 8</text:p>
            </table:table-cell>
            <table:table-cell table:style-name="Tabla3.B1" table:number-rows-spanned="4" office:value-type="string">
              <text:p text:style-name="MP3"><draw:frame draw:style-name="Mfr2" draw:name="gráficos2" text:anchor-type="as-char" svg:width="1.004cm" svg:height="1.769cm" draw:z-index="2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3.D1" office:value-type="string">
              <text:p text:style-name="MP4">Práctica</text:p>
            </table:table-cell>
          </table:table-row>
          <table:table-row table:style-name="Tabla3.2">
            <table:covered-table-cell table:style-name="Tabla3.A1"/>
            <table:covered-table-cell table:style-name="Tabla3.B1"/>
            <table:covered-table-cell table:style-name="Tabla3.B1"/>
            <table:table-cell table:style-name="Tabla3.D2" table:number-rows-spanned="2" office:value-type="float" office:value="3">
              <text:p text:style-name="MP4">3</text:p>
            </table:table-cell>
          </table:table-row>
          <table:table-row table:style-name="Tabla3.2">
            <table:covered-table-cell table:style-name="Tabla3.A1"/>
            <table:table-cell table:style-name="Tabla3.B3" table:number-rows-spanned="2" office:value-type="string">
              <text:p text:style-name="MP5">Oracle PL/SQL – Bucles</text:p>
            </table:table-cell>
            <table:covered-table-cell table:style-name="Tabla3.B1"/>
            <table:covered-table-cell table:style-name="Tabla3.D2"/>
          </table:table-row>
          <table:table-row table:style-name="Tabla3.1">
            <table:covered-table-cell table:style-name="Tabla3.A1"/>
            <table:covered-table-cell table:style-name="Tabla3.B3"/>
            <table:covered-table-cell table:style-name="Tabla3.B1"/>
            <table:table-cell table:style-name="Tabla3.D4" office:value-type="string">
              <text:p text:style-name="MP4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5-22T13:28:17.064000000</dc:date>
    <meta:editing-cycles>395</meta:editing-cycles>
    <meta:editing-duration>P1DT23H6M23S</meta:editing-duration>
    <meta:generator>LibreOffice/7.6.2.1$Windows_X86_64 LibreOffice_project/56f7684011345957bbf33a7ee678afaf4d2ba333</meta:generator>
    <meta:document-statistic meta:table-count="5" meta:image-count="2" meta:object-count="0" meta:page-count="3" meta:paragraph-count="87" meta:word-count="414" meta:character-count="3116" meta:non-whitespace-character-count="2479"/>
    <meta:user-defined meta:name="Información 1"/>
    <meta:user-defined meta:name="Información 2"/>
    <meta:user-defined meta:name="Información 3"/>
    <meta:user-defined meta:name="Información 4"/>
  </office:meta>
</office:document-meta>
</file>